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position="0% 100%" style:font-name="Helvetica" fo:font-size="18pt" fo:letter-spacing="normal" style:text-underline-style="none" style:letter-kerning="false" style:font-name-asian="Helvetica" style:font-size-asian="18pt" style:font-name-complex="Helvetica" style:font-size-complex="18pt"/>
    </style:style>
    <style:style style:name="P2" style:family="paragraph" style:parent-style-name="Standard">
      <style:text-properties fo:color="#000000" style:text-outline="false" style:text-position="0% 100%" style:font-name="Helvetica" fo:font-size="13pt" fo:letter-spacing="normal" style:text-underline-style="none" fo:font-weight="normal" style:letter-kerning="false" style:font-name-asian="Helvetica" style:font-size-asian="13pt" style:font-weight-asian="normal" style:font-name-complex="Helvetica" style:font-size-complex="13pt" style:font-weight-complex="normal"/>
    </style:style>
    <style:style style:name="P3" style:family="paragraph" style:parent-style-name="Standard" style:list-style-name="L6">
      <style:text-properties fo:color="#000000" style:text-outline="false" style:text-position="0% 100%" style:font-name="Helvetica" fo:font-size="13pt" fo:letter-spacing="normal" style:text-underline-style="none" fo:font-weight="normal" style:letter-kerning="false" style:font-name-asian="Helvetica" style:font-size-asian="13pt" style:font-weight-asian="normal" style:font-name-complex="Helvetica" style:font-size-complex="13pt" style:font-weight-complex="normal"/>
    </style:style>
    <style:style style:name="P4" style:family="paragraph" style:parent-style-name="Standard">
      <style:text-properties fo:font-variant="normal" fo:text-transform="none" fo:color="#444444" style:font-name="monospace" fo:font-size="13pt" fo:letter-spacing="normal" fo:font-style="normal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 style:list-style-name="L6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 style:list-style-name="L3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Labs ETHEREUM</text:span> </text:p>
      <text:p text:style-name="P5"/>
      <text:p text:style-name="P5">I. Geth : Go ethereum implementation protocol</text:p>
      <text:p text:style-name="P5"/>
      <text:p text:style-name="P5">1.a install geth <text:s/></text:p>
      <text:p text:style-name="P5"/>
      <text:p text:style-name="Standard"><text:a xlink:type="simple" xlink:href="https://geth.ethereum.org/downloads/" text:style-name="Internet_20_link" text:visited-style-name="Visited_20_Internet_20_Link"><text:span text:style-name="T4">https://geth.ethereum.org/downloads/</text:span></text:a><text:span text:style-name="T4"> </text:span></text:p>
      <text:p text:style-name="P5"/>
      <text:p text:style-name="P5">1.b launch geth</text:p>
      <text:p text:style-name="P5"/>
      <text:p text:style-name="P5">Ritght some commands </text:p>
      <text:p text:style-name="P5"/>
      <text:p text:style-name="P4">geth account new</text:p>
      <text:p text:style-name="P4"/>
      <text:p text:style-name="P4">geth account list </text:p>
      <text:p text:style-name="P4"/>
      <text:p text:style-name="P4"/>
      <text:p text:style-name="P5">1.c Transfer ether from one account to another</text:p>
      <text:p text:style-name="P5"/>
      <text:p text:style-name="P5">use geth <text:s/>help <text:s/>to find appropriate <text:s/>(geth help ) <text:s/></text:p>
      <text:p text:style-name="P5"/>
      <text:p text:style-name="P5"/>
      <text:list xml:id="list4146464686947083167" text:style-name="L6">
        <text:list-item>
          <text:p text:style-name="P6">Metamask : chrome extension ( install and interact with the private network created before)</text:p>
          <text:p text:style-name="P6"/>
        </text:list-item>
      </text:list>
      <text:list xml:id="list2215223845404318752" text:style-name="L3">
        <text:list-header>
          <text:p text:style-name="P7"/>
          <text:p text:style-name="P7">1. <text:s/>Install plugin</text:p>
          <text:p text:style-name="P7">2. Get some ether for testing <text:s/>(faucet ) - choose a testnet</text:p>
        </text:list-header>
      </text:list>
      <text:p text:style-name="P5"/>
      <text:p text:style-name="P5">Test some sending <text:s/>ether between two accounts with the metamask</text:p>
      <text:p text:style-name="P5"/>
      <text:p text:style-name="P2"/>
      <text:list xml:id="list2010426338" text:continue-list="list4146464686947083167" text:style-name="L6">
        <text:list-item>
          <text:p text:style-name="P3">Truffle</text:p>
        </text:list-item>
      </text:list>
      <text:p text:style-name="P2"/>
      <text:p text:style-name="P2"/>
      <text:p text:style-name="P2"><text:a xlink:type="simple" xlink:href="https://github.com/deliumu/sfeirschool_lab.git" text:style-name="Internet_20_link" text:visited-style-name="Visited_20_Internet_20_Link">https://github.com/deliumu/sfeirschool_lab.git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27T23:25:40</meta:creation-date>
    <dc:date>2019-03-28T14:17:56</dc:date>
    <meta:editing-duration>PT14H16M54S</meta:editing-duration>
    <meta:editing-cycles>10</meta:editing-cycles>
    <meta:generator>OpenOffice/4.1.2$Unix OpenOffice.org_project/412m3$Build-9782</meta:generator>
    <meta:document-statistic meta:table-count="0" meta:image-count="0" meta:object-count="0" meta:page-count="1" meta:paragraph-count="16" meta:word-count="85" meta:character-count="572"/>
  </office:meta>
</office:document-meta>
</file>